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0.5cm" fo:min-width="17.8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6cm" fo:min-width="17.8cm"/>
    </style:style>
    <style:style style:name="gr3" style:family="graphic" style:parent-style-name="standard">
      <style:graphic-properties draw:fill-color="#00cc00" draw:textarea-horizontal-align="justify" draw:textarea-vertical-align="top" draw:auto-grow-height="false" fo:min-height="0.7cm" fo:min-width="18.6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cm" fo:min-width="1.7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5cm" fo:min-width="2.2cm"/>
    </style:style>
    <style:style style:name="gr6" style:family="graphic" style:parent-style-name="standard">
      <style:graphic-properties draw:fill-color="#00cc00" draw:textarea-horizontal-align="justify" draw:textarea-vertical-align="top" draw:auto-grow-height="false" fo:min-height="1.1cm" fo:min-width="17.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2.3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cm" fo:min-width="1.4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5cm" fo:min-width="3.2cm"/>
    </style:style>
    <style:style style:name="gr10" style:family="graphic" style:parent-style-name="standard">
      <style:graphic-properties draw:fill-color="#0066ff" draw:textarea-horizontal-align="justify" draw:textarea-vertical-align="top" draw:auto-grow-height="false" fo:min-height="1.9cm" fo:min-width="13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cm" fo:min-width="1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cm" fo:min-width="1.8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6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5cm" fo:min-width="1.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5cm" fo:min-width="4.8cm"/>
    </style:style>
    <style:style style:name="gr16" style:family="graphic" style:parent-style-name="standard">
      <style:graphic-properties draw:fill-color="#ff3333" draw:textarea-horizontal-align="justify" draw:textarea-vertical-align="top" draw:auto-grow-height="false" fo:min-height="1.9cm" fo:min-width="11.9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0.5cm" fo:min-width="8.5cm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0.5cm" fo:min-width="1.8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5cm" fo:min-width="1.8cm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0.5cm" fo:min-width="2.2cm"/>
    </style:style>
    <style:style style:name="gr21" style:family="graphic" style:parent-style-name="standard">
      <style:graphic-properties draw:fill-color="#ff3333" draw:textarea-horizontal-align="justify" draw:textarea-vertical-align="top" draw:auto-grow-height="false" fo:min-height="2.2cm" fo:min-width="4.4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0.5cm" fo:min-width="4.2cm"/>
    </style:style>
    <style:style style:name="gr23" style:family="graphic" style:parent-style-name="standard">
      <style:graphic-properties draw:fill-color="#0066ff" draw:textarea-horizontal-align="justify" draw:textarea-vertical-align="top" draw:auto-grow-height="false" fo:min-height="4.2cm" fo:min-width="5.7cm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0.5cm" fo:min-width="2.6cm"/>
    </style:style>
    <style:style style:name="gr25" style:family="graphic" style:parent-style-name="standard">
      <style:graphic-properties draw:fill-color="#33ff99" draw:textarea-horizontal-align="justify" draw:textarea-vertical-align="middle" draw:auto-grow-height="false" fo:min-height="0.5cm" fo:min-width="2.6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cm" fo:min-width="2.6cm"/>
    </style:style>
    <style:style style:name="gr27" style:family="graphic" style:parent-style-name="standard">
      <style:graphic-properties draw:fill-color="#ff3333" draw:textarea-horizontal-align="justify" draw:textarea-vertical-align="top" draw:auto-grow-height="false" fo:min-height="2.1cm" fo:min-width="6.4cm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0.9cm" fo:min-width="3.3cm"/>
    </style:style>
    <style:style style:name="gr29" style:family="graphic" style:parent-style-name="standard">
      <style:graphic-properties draw:fill-color="#00ccff" draw:textarea-horizontal-align="justify" draw:textarea-vertical-align="middle" draw:auto-grow-height="false" fo:min-height="0.5cm" fo:min-width="3.2cm"/>
    </style:style>
    <style:style style:name="gr30" style:family="graphic" style:parent-style-name="standard">
      <style:graphic-properties draw:fill-color="#ff3333" draw:textarea-horizontal-align="justify" draw:textarea-vertical-align="top" draw:auto-grow-height="false" fo:min-height="4.1cm" fo:min-width="8.8cm"/>
    </style:style>
    <style:style style:name="gr31" style:family="graphic" style:parent-style-name="standard">
      <style:graphic-properties draw:fill-color="#00ccff" draw:textarea-horizontal-align="justify" draw:textarea-vertical-align="middle" draw:auto-grow-height="false" fo:min-height="0.9cm" fo:min-width="2.7cm"/>
    </style:style>
    <style:style style:name="gr32" style:family="graphic" style:parent-style-name="standard">
      <style:graphic-properties draw:fill-color="#00ccff" draw:textarea-horizontal-align="justify" draw:textarea-vertical-align="middle" draw:auto-grow-height="false" fo:min-height="0.9cm" fo:min-width="3.1cm"/>
    </style:style>
    <style:style style:name="gr33" style:family="graphic" style:parent-style-name="standard">
      <style:graphic-properties draw:fill-color="#00ccff" draw:textarea-horizontal-align="justify" draw:textarea-vertical-align="middle" draw:auto-grow-height="false" fo:min-height="1cm" fo:min-width="3.1cm"/>
    </style:style>
    <style:style style:name="gr34" style:family="graphic" style:parent-style-name="standard">
      <style:graphic-properties draw:fill-color="#00ccff" draw:textarea-horizontal-align="justify" draw:textarea-vertical-align="middle" draw:auto-grow-height="false" fo:min-height="0.9cm" fo:min-width="2.2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 fo:min-height="0.5cm" fo:min-width="3.3cm"/>
    </style:style>
    <style:style style:name="gr36" style:family="graphic" style:parent-style-name="standard">
      <style:graphic-properties draw:fill-color="#00ccff" draw:textarea-horizontal-align="justify" draw:textarea-vertical-align="middle" draw:auto-grow-height="false" fo:min-height="1cm" fo:min-width="3.6cm"/>
    </style:style>
    <style:style style:name="gr37" style:family="graphic" style:parent-style-name="standard">
      <style:graphic-properties draw:fill-color="#ff3333" draw:textarea-horizontal-align="justify" draw:textarea-vertical-align="top" draw:auto-grow-height="false" fo:min-height="2.4cm" fo:min-width="6.9cm"/>
    </style:style>
    <style:style style:name="gr38" style:family="graphic" style:parent-style-name="standard">
      <style:graphic-properties draw:fill-color="#00ccff" draw:textarea-horizontal-align="justify" draw:textarea-vertical-align="middle" draw:auto-grow-height="false" fo:min-height="0.5cm" fo:min-width="2.4cm"/>
    </style:style>
    <style:style style:name="gr39" style:family="graphic" style:parent-style-name="standard">
      <style:graphic-properties draw:fill-color="#00ccff" draw:textarea-horizontal-align="justify" draw:textarea-vertical-align="middle" draw:auto-grow-height="false" fo:min-height="0.5cm" fo:min-width="2.8cm"/>
    </style:style>
    <style:style style:name="gr40" style:family="graphic" style:parent-style-name="standard">
      <style:graphic-properties draw:fill-color="#00ccff" draw:textarea-horizontal-align="justify" draw:textarea-vertical-align="middle" draw:auto-grow-height="false" fo:min-height="0.9cm" fo:min-width="3.4cm"/>
    </style:style>
    <style:style style:name="gr41" style:family="graphic" style:parent-style-name="standard">
      <style:graphic-properties draw:fill-color="#33ff99" draw:textarea-horizontal-align="justify" draw:textarea-vertical-align="middle" draw:auto-grow-height="false" fo:min-height="0.6cm" fo:min-width="2.6cm"/>
    </style:style>
    <style:style style:name="gr42" style:family="graphic" style:parent-style-name="standard">
      <style:graphic-properties draw:fill-color="#99ff66" draw:textarea-horizontal-align="justify" draw:textarea-vertical-align="middle" draw:auto-grow-height="false" fo:min-height="0.5cm" fo:min-width="2.6cm"/>
    </style:style>
    <style:style style:name="gr43" style:family="graphic" style:parent-style-name="standard">
      <style:graphic-properties draw:fill-color="#00cc00" draw:textarea-horizontal-align="justify" draw:textarea-vertical-align="top" draw:auto-grow-height="false" fo:min-height="1.9cm" fo:min-width="4cm"/>
    </style:style>
    <style:style style:name="gr44" style:family="graphic" style:parent-style-name="standard">
      <style:graphic-properties draw:fill-color="#ffff00" draw:textarea-horizontal-align="justify" draw:textarea-vertical-align="middle" draw:auto-grow-height="false" fo:min-height="0.5cm" fo:min-width="2.6cm"/>
    </style:style>
    <style:style style:name="gr45" style:family="graphic" style:parent-style-name="standard">
      <style:graphic-properties draw:fill="solid" draw:fill-color="#0066ff" draw:textarea-horizontal-align="justify" draw:textarea-vertical-align="top" draw:auto-grow-height="false" fo:min-height="1.9cm" fo:min-width="9.2cm"/>
    </style:style>
    <style:style style:name="gr46" style:family="graphic" style:parent-style-name="standard">
      <style:graphic-properties draw:fill-color="#0066ff" draw:textarea-horizontal-align="justify" draw:textarea-vertical-align="top" draw:auto-grow-height="false" fo:min-height="1.9cm" fo:min-width="3.8cm"/>
    </style:style>
    <style:style style:name="gr47" style:family="graphic" style:parent-style-name="standard">
      <style:graphic-properties draw:fill-color="#ffff00" draw:textarea-horizontal-align="justify" draw:textarea-vertical-align="top" draw:auto-grow-height="false" fo:min-height="1.9cm" fo:min-width="3.8cm"/>
    </style:style>
    <style:style style:name="gr48" style:family="graphic" style:parent-style-name="standard">
      <style:graphic-properties draw:fill-color="#000000" draw:textarea-horizontal-align="justify" draw:textarea-vertical-align="top" draw:auto-grow-height="false" fo:min-height="0.7cm" fo:min-width="6.3cm"/>
    </style:style>
    <style:style style:name="gr49" style:family="graphic" style:parent-style-name="standard">
      <style:graphic-properties draw:fill-color="#000000" draw:textarea-horizontal-align="justify" draw:textarea-vertical-align="top" draw:auto-grow-height="false" fo:min-height="0.7cm" fo:min-width="18.5cm"/>
    </style:style>
    <style:style style:name="gr50" style:family="graphic" style:parent-style-name="standard">
      <style:graphic-properties draw:fill-color="#000000" draw:textarea-horizontal-align="justify" draw:textarea-vertical-align="top" draw:auto-grow-height="false" fo:min-height="0.7cm" fo:min-width="1.6cm"/>
    </style:style>
    <style:style style:name="gr51" style:family="graphic" style:parent-style-name="standard">
      <style:graphic-properties draw:fill-color="#33ff99" draw:textarea-horizontal-align="justify" draw:textarea-vertical-align="middle" draw:auto-grow-height="false" fo:min-height="0.5cm" fo:min-width="3.3cm"/>
    </style:style>
    <style:style style:name="gr52" style:family="graphic" style:parent-style-name="standard">
      <style:graphic-properties draw:stroke="none" svg:stroke-color="#000000" draw:fill="none" draw:fill-color="#ffffff" fo:min-height="1.5cm"/>
    </style:style>
    <style:style style:name="gr53" style:family="graphic" style:parent-style-name="standard">
      <style:graphic-properties draw:textarea-horizontal-align="justify" draw:textarea-vertical-align="middle" draw:auto-grow-height="false" fo:min-height="2.1cm" fo:min-width="14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color="#ffffff" fo:font-size="12pt"/>
    </style:style>
    <style:style style:name="P4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33% 58%" fo:font-size="12pt"/>
    </style:style>
    <style:style style:name="T3" style:family="text">
      <style:text-properties style:text-position="0% 100%" fo:font-size="12pt"/>
    </style:style>
    <style:style style:name="T4" style:family="text">
      <style:text-properties fo:color="#ffffff" fo:font-size="12pt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7.8cm" svg:height="0.5cm" svg:x="2cm" svg:y="28.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0.6cm" svg:x="2cm" svg:y="27.5cm">
          <text:p text:style-name="P1"><text:span text:style-name="T1">Dr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8cm" svg:height="0.5cm" svg:x="2cm" svg:y="2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6cm" svg:height="0.7cm" svg:x="1.2cm" svg:y="26.2cm">
          <text:p text:style-name="P1"><text:span text:style-name="T1">3</text:span><text:span text:style-name="T2">rd </text:span><text:span text:style-name="T3">Party SDK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cm" svg:height="0.5cm" svg:x="3.1cm" svg:y="26.3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5cm" svg:x="6.6cm" svg:y="26.3cm">
          <text:p text:style-name="P1"><text:span text:style-name="T1">SD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8cm" svg:height="1.1cm" svg:x="2cm" svg:y="25cm">
          <text:p text:style-name="P1"><text:span text:style-name="T1">Platform Independence 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cm" svg:height="0.5cm" svg:x="8.5cm" svg:y="25.5cm"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cm" svg:height="0.5cm" svg:x="5cm" svg:y="25.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cm" svg:height="0.5cm" svg:x="10.9cm" svg:y="25.5cm">
          <text:p text:style-name="P1"><text:span text:style-name="T1">Graphics wr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.6cm" svg:height="1.9cm" svg:x="6.2cm" svg:y="23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1cm" svg:height="0.5cm" svg:x="13.7cm" svg:y="24.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8cm" svg:height="0.5cm" svg:x="10.9cm" svg:y="23.7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6cm" svg:height="0.5cm" svg:x="15.7cm" svg:y="24.3cm">
          <text:p text:style-name="P1"><text:span text:style-name="T1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.4cm" svg:height="0.5cm" svg:x="15.9cm" svg:y="23.7cm">
          <text:p text:style-name="P1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8cm" svg:height="0.5cm" svg:x="14.9cm" svg:y="23.1cm">
          <text:p text:style-name="P1"><text:span text:style-name="T1">Random Number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1.9cm" svg:height="1.9cm" svg:x="7.9cm" svg:y="21cm">
          <text:p text:style-name="P1"><text:span text:style-name="T1">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8.5cm" svg:height="0.5cm" svg:x="11.2cm" svg:y="22.3cm">
          <text:p text:style-name="P1"><text:span text:style-name="T1">Resour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8cm" svg:height="0.5cm" svg:x="11.2cm" svg:y="21.7cm">
          <text:p text:style-name="P1"><text:span text:style-name="T1">3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8cm" svg:height="0.5cm" svg:x="13.1cm" svg:y="21.7cm">
          <text:p text:style-name="P1"><text:span text:style-name="T1">Tex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8cm" svg:height="0.5cm" svg:x="15cm" svg:y="21.7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8cm" svg:height="0.5cm" svg:x="16.9cm" svg:y="21.7cm">
          <text:p text:style-name="P1"><text:span text:style-name="T1">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2.2cm" svg:height="0.5cm" svg:x="11.9cm" svg:y="26.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9cm" svg:y="23.7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9cm" svg:y="24.3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5cm" svg:x="14.2cm" svg:y="26.3cm">
          <text:p text:style-name="P1"><text:span text:style-name="T1">Gl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5cm" svg:x="16.5cm" svg:y="26.3cm">
          <text:p text:style-name="P1"><text:span text:style-name="T1">khrplatform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4cm" svg:height="2.2cm" svg:x="15.4cm" svg:y="13.2cm">
          <text:p text:style-name="P1"><text:span text:style-name="T1">Human </text:span></text:p>
          <text:p text:style-name="P1"><text:span text:style-name="T1">Interface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2cm" svg:height="0.5cm" svg:x="15.5cm" svg:y="14.8cm">
          <text:p text:style-name="P1"><text:span text:style-name="T1">Physical device 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2cm" svg:height="0.5cm" svg:x="15.5cm" svg:y="14.2cm">
          <text:p text:style-name="P1"><text:span text:style-name="T1">Game-Specific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5.7cm" svg:height="4.2cm" svg:x="2cm" svg:y="18.6cm">
          <text:p text:style-name="P1"><text:span text:style-name="T1">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6cm" svg:height="0.5cm" svg:x="2.2cm" svg:y="21.5cm">
          <text:p text:style-name="P1"><text:span text:style-name="T1">Tex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2cm" svg:y="19.7cm">
          <text:p text:style-name="P1"><text:span text:style-name="T1">Tex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2cm" svg:y="20.3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6cm" svg:height="0.5cm" svg:x="2.2cm" svg:y="19.1cm">
          <text:p text:style-name="P1"><text:span text:style-name="T1">Mat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6.4cm" svg:height="2.1cm" svg:x="3.8cm" svg:y="10.8cm">
          <text:p text:style-name="P1"><text:span text:style-name="T1">Scene Graph / Culling Optimiz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3.3cm" svg:height="0.9cm" svg:x="3.9cm" svg:y="11.9cm">
          <text:p text:style-name="P1"><text:span text:style-name="T1">Spacial Hash (BSP,</text:span></text:p>
          <text:p text:style-name="P1"><text:span text:style-name="T1">Tree, KD-tree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3.2cm" svg:height="0.5cm" svg:x="3.9cm" svg:y="11.3cm">
          <text:p text:style-name="P1"><text:span text:style-name="T1">Occlusion &amp; P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8.8cm" svg:height="4.1cm" svg:x="11.2cm" svg:y="8.6cm">
          <text:p text:style-name="P1"><text:span text:style-name="T1">Gameplay Foun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2.7cm" svg:height="0.9cm" svg:x="17.2cm" svg:y="11.7cm">
          <text:p text:style-name="P1"><text:span text:style-name="T1">World Loading</text:span></text:p>
          <text:p text:style-name="P1"><text:span text:style-name="T1">Stre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cm" svg:height="0.9cm" svg:x="11.6cm" svg:y="10.9cm">
          <text:p text:style-name="P1"><text:span text:style-name="T1">Event/Messaging</text:span></text:p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3.3cm" svg:height="0.9cm" svg:x="16.6cm" svg:y="10.7cm">
          <text:p text:style-name="P1"><text:span text:style-name="T1">Realtime Agent</text:span></text:p>
          <text:p text:style-name="P1"><text:span text:style-name="T1">Based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1cm" svg:height="1cm" svg:x="13cm" svg:y="9.8cm">
          <text:p text:style-name="P1"><text:span text:style-name="T1">Dynamic Game</text:span></text:p>
          <text:p text:style-name="P1"><text:span text:style-name="T1">objec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2.2cm" svg:height="0.9cm" svg:x="14.9cm" svg:y="11.7cm">
          <text:p text:style-name="P1"><text:span text:style-name="T1">Static World</text:span></text:p>
          <text:p text:style-name="P1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3.3cm" svg:height="0.5cm" svg:x="12.9cm" svg:y="9.2cm">
          <text:p text:style-name="P1"><text:span text:style-name="T1">Scrip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3.6cm" svg:height="1cm" svg:x="16.3cm" svg:y="9.4cm">
          <text:p text:style-name="P1"><text:span text:style-name="T1">Hight-level Game</text:span></text:p>
          <text:p text:style-name="P1"><text:span text:style-name="T1"><text:s/></text:span><text:span text:style-name="T1">flow system / F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6.9cm" svg:height="2.4cm" svg:x="4.1cm" svg:y="7.7cm">
          <text:p text:style-name="P1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2.4cm" svg:height="0.5cm" svg:x="4.153cm" svg:y="7.873cm">
          <text:p text:style-name="P1"><text:span text:style-name="T1">In-game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2.8cm" svg:height="0.5cm" svg:x="8.053cm" svg:y="8.873cm">
          <text:p text:style-name="P1"><text:span text:style-name="T1">In-game Men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3.4cm" svg:height="0.9cm" svg:x="4.153cm" svg:y="9.073cm">
          <text:p text:style-name="P1"><text:span text:style-name="T1">Wrappers / Attract</text:span></text:p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3.2cm" svg:height="0.5cm" svg:x="7.653cm" svg:y="8.273cm">
          <text:p text:style-name="P1"><text:span text:style-name="T1">Heads-Up 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2cm" svg:y="20.9cm">
          <text:p text:style-name="P1"><text:span text:style-name="T1">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2.6cm" svg:height="0.6cm" svg:x="4.9cm" svg:y="20.5cm">
          <text:p text:style-name="P1"><text:span text:style-name="T1">Came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4.9cm" svg:y="19.9cm">
          <text:p text:style-name="P1"><text:span text:style-name="T1">Sprite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2.6cm" svg:height="0.5cm" svg:x="10.9cm" svg:y="24.3cm">
          <text:p text:style-name="P1"><text:span text:style-name="T1">PoolAl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4cm" svg:height="1.9cm" svg:x="2cm" svg:y="2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8cm" svg:height="0.5cm" svg:x="2.2cm" svg:y="23.7cm">
          <text:p text:style-name="P1"><text:span text:style-name="T1">Matrix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2" draw:layer="layout" svg:width="1.8cm" svg:height="0.5cm" svg:x="2.2cm" svg:y="24.3cm">
          <text:p text:style-name="P1"><text:span text:style-name="T1">Vector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4.1cm" svg:y="23.7cm">
          <text:p text:style-name="P1"><text:span text:style-name="T1">Vector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0.5cm" svg:x="4.1cm" svg:y="24.3cm">
          <text:p text:style-name="P1"><text:span text:style-name="T1">Vector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cm" svg:height="0.5cm" svg:x="4.9cm" svg:y="21.5cm">
          <text:p text:style-name="P1"><text:span text:style-name="T1">Fo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2.6cm" svg:height="0.5cm" svg:x="2.2cm" svg:y="22.1cm">
          <text:p text:style-name="P1"><text:span text:style-name="T1">Basic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2.6cm" svg:height="0.5cm" svg:x="5cm" svg:y="22.1cm">
          <text:p text:style-name="P1"><text:span text:style-name="T1">Cube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9.2cm" svg:height="1.9cm" svg:x="2cm" svg:y="16.6cm">
          <text:p text:style-name="P1"><text:span text:style-name="T1">Boxel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3.8cm" svg:height="1.9cm" svg:x="16cm" svg:y="1.2cm">
          <text:p text:style-name="P1"><text:span text:style-name="T1">Bo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3.8cm" svg:height="1.9cm" svg:x="12cm" svg:y="1.2cm">
          <text:p text:style-name="P1"><text:span text:style-name="T1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3.8cm" svg:height="1.9cm" svg:x="2cm" svg:y="1.2cm">
          <text:p text:style-name="P1"><text:span text:style-name="T1">Voxel</text:span></text:p>
          <text:p text:style-name="P1"><text:span text:style-name="T1">(experiment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draw:layer="layout" svg:width="6.3cm" svg:height="0.7cm" draw:transform="rotate (1.5707963267949) translate (1.2cm 7.5cm)">
          <text:p text:style-name="P1"><text:span text:style-name="T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18.5cm" svg:height="0.7cm" draw:transform="rotate (1.5707963267949) translate (1.2cm 26.1cm)">
          <text:p text:style-name="P1"><text:span text:style-name="T4">Cuber-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1.6cm" svg:height="0.7cm" draw:transform="rotate (1.5707963267949) translate (1.2cm 28.6cm)">
          <text:p text:style-name="P1"><text:span text:style-name="T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1cm" svg:y="17.1cm">
          <text:p text:style-name="P1"><text:span text:style-name="T1">Boxel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2.1cm" svg:y="17.7cm">
          <text:p text:style-name="P1"><text:span text:style-name="T1">BoxelChu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3.3cm" svg:height="0.5cm" svg:x="4.9cm" svg:y="17.1cm">
          <text:p text:style-name="P1"><text:span text:style-name="T1">BoxelChunk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draw:layer="layout" svg:width="3.3cm" svg:height="0.5cm" svg:x="4.9cm" svg:y="17.7cm">
          <text:p text:style-name="P1"><text:span text:style-name="T1">BoxelChunk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8.4cm" svg:y="17.1cm">
          <text:p text:style-name="P1"><text:span text:style-name="T1">Boxe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6cm" svg:height="0.5cm" svg:x="8.4cm" svg:y="17.7cm">
          <text:p text:style-name="P1"><text:span text:style-name="T1">BoxelCamer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3">
        <draw:frame draw:style-name="gr52" draw:text-style-name="P4" draw:layer="layout" svg:width="18.6cm" svg:height="1.5cm" svg:x="1.2cm" svg:y="1.2cm">
          <draw:text-box>
            <text:p text:style-name="P1"><text:span text:style-name="T5">Todo</text:span></text:p>
          </draw:text-box>
        </draw:frame>
        <draw:custom-shape draw:style-name="gr53" draw:text-style-name="P1" draw:layer="layout" svg:width="14.3cm" svg:height="2.1cm" svg:x="2.5cm" svg:y="4.2cm">
          <text:p text:style-name="P1">Fusion plus Voxel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4.3cm" svg:height="2.1cm" svg:x="2.5cm" svg:y="6.5cm">
          <text:p text:style-name="P1">Multi chunk Boxel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4.3cm" svg:height="2.1cm" svg:x="2.5cm" svg:y="8.8cm">
          <text:p text:style-name="P1">Better Match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4.3cm" svg:height="2.1cm" svg:x="2.5cm" svg:y="11.1cm">
          <text:p text:style-name="P1">Create Knight move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4.3cm" svg:height="2.1cm" svg:x="2.5cm" svg:y="13.4cm">
          <text:p text:style-name="P1">Modable Boxel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4.3cm" svg:height="2.1cm" svg:x="2.5cm" svg:y="15.7cm">
          <text:p text:style-name="P1">Edit save boxel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4.3cm" svg:height="2.1cm" svg:x="2.5cm" svg:y="18cm">
          <text:p text:style-name="P1">Generic men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12H51M34S</meta:editing-duration>
    <meta:editing-cycles>58</meta:editing-cycles>
    <meta:generator>LibreOffice/4.3.3.2$Linux_X86_64 LibreOffice_project/430m0$Build-2</meta:generator>
    <meta:creation-date>2016-11-19T16:09:26.105762876</meta:creation-date>
    <dc:date>2017-02-11T15:15:43.080304475</dc:date>
    <meta:document-statistic meta:object-count="84"/>
  </office:meta>
</office:document-meta>
</file>